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loext:opacity="100%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</style:style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3">
      <style:paragraph-properties fo:margin-top="0in" fo:margin-bottom="0in" style:contextual-spacing="false"/>
    </style:style>
    <style:style style:name="P8" style:family="paragraph" style:parent-style-name="Text_20_body" style:list-style-name="L3"/>
    <style:style style:name="P9" style:family="paragraph" style:parent-style-name="Text_20_body" style:list-style-name="L4">
      <style:paragraph-properties fo:margin-top="0in" fo:margin-bottom="0in" style:contextual-spacing="false"/>
    </style:style>
    <style:style style:name="P10" style:family="paragraph" style:parent-style-name="Text_20_body" style:list-style-name="L4"/>
    <style:style style:name="P11" style:family="paragraph" style:parent-style-name="Text_20_body" style:list-style-name="L5">
      <style:paragraph-properties fo:margin-top="0in" fo:margin-bottom="0in" style:contextual-spacing="false"/>
    </style:style>
    <style:style style:name="P12" style:family="paragraph" style:parent-style-name="Text_20_body" style:list-style-name="L5"/>
    <style:style style:name="P13" style:family="paragraph" style:parent-style-name="Text_20_body" style:list-style-name="L6">
      <style:paragraph-properties fo:margin-top="0in" fo:margin-bottom="0in" style:contextual-spacing="false"/>
    </style:style>
    <style:style style:name="P14" style:family="paragraph" style:parent-style-name="Text_20_body" style:list-style-name="L6"/>
    <style:style style:name="P15" style:family="paragraph" style:parent-style-name="Text_20_body" style:list-style-name="L7">
      <style:paragraph-properties fo:margin-top="0in" fo:margin-bottom="0in" style:contextual-spacing="false"/>
    </style:style>
    <style:style style:name="P16" style:family="paragraph" style:parent-style-name="Text_20_body" style:list-style-name="L7"/>
    <style:style style:name="P17" style:family="paragraph" style:parent-style-name="Text_20_body" style:list-style-name="L8">
      <style:paragraph-properties fo:margin-top="0in" fo:margin-bottom="0in" style:contextual-spacing="false"/>
    </style:style>
    <style:style style:name="P18" style:family="paragraph" style:parent-style-name="Text_20_body" style:list-style-name="L8"/>
    <style:style style:name="P19" style:family="paragraph" style:parent-style-name="Text_20_body" style:list-style-name="L9">
      <style:paragraph-properties fo:margin-top="0in" fo:margin-bottom="0in" style:contextual-spacing="false"/>
    </style:style>
    <style:style style:name="P20" style:family="paragraph" style:parent-style-name="Text_20_body" style:list-style-name="L9"/>
    <style:style style:name="T1" style:family="text">
      <style:text-properties style:font-family-asian="Arial, Helvetica, sans-serif" style:font-style-asian="normal" style:font-weight-asian="normal"/>
    </style:style>
    <style:style style:name="T2" style:family="text">
      <style:text-properties fo:font-family="Arial, Helvetica, sans-serif" fo:font-style="normal" fo:font-weight="normal"/>
    </style:style>
    <style:style style:name="T3" style:family="text">
      <style:text-properties fo:font-variant="normal" fo:text-transform="none" fo:color="#2f6cc7" loext:opacity="100%" fo:font-family="Arial, Helvetica, sans-serif" fo:letter-spacing="normal" fo:font-style="normal" fo:font-weight="normal"/>
    </style:style>
    <style:style style:name="T4" style:family="text">
      <style:text-properties fo:font-variant="normal" fo:text-transform="none" fo:color="#222222" loext:opacity="100%" fo:font-family="Arial, Helvetica, sans-serif" fo:letter-spacing="normal" fo:font-style="normal" fo:font-weight="normal"/>
    </style:style>
    <style:style style:name="T5" style:family="text">
      <style:text-properties fo:font-variant="normal" fo:text-transform="none" fo:color="#222222" loext:opacity="100%" fo:letter-spacing="normal" style:font-family-asian="Arial, Helvetica, sans-serif" style:font-style-asian="normal" style:font-weight-asian="normal"/>
    </style:style>
    <style:style style:name="T6" style:family="text">
      <style:text-properties fo:font-variant="normal" fo:text-transform="none" fo:color="#222222" loext:opacity="100%" fo:letter-spacing="normal" style:font-family-asian="Arial, Helvetica, sans-serif" style:font-size-asian="9.75pt" style:font-style-asian="normal" style:font-weight-asian="normal"/>
    </style:style>
    <style:style style:name="T7" style:family="text">
      <style:text-properties fo:font-variant="normal" fo:text-transform="none" fo:color="#222222" loext:opacity="100%" fo:font-family="Arial, Helvetica, sans-serif" fo:font-size="9.75pt" fo:letter-spacing="normal" fo:font-style="normal" fo:font-weight="normal"/>
    </style:style>
    <style:style style:name="T8" style:family="text">
      <style:text-properties fo:font-variant="normal" fo:text-transform="none" fo:color="#2f6cc7" loext:opacity="100%" fo:letter-spacing="normal" style:font-family-asian="Arial, Helvetica, sans-serif" style:font-size-asian="9.75pt" style:font-style-asian="normal" style:font-weight-asian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운영기준 준수사실의 인정을 받은 전자서명인증사업자 한국정보인증㈜의 공동인증서비스를 이용해 주셔서 감사합니다</text:span><text:span text:style-name="T2">.</text:span></text:p>
      <text:p text:style-name="P2"><text:span text:style-name="Strong_20_Emphasis"><text:span text:style-name="T3">haque khandoker mohd mazidul</text:span></text:span><text:span text:style-name="T4"> </text:span><text:span text:style-name="T5">님의 공동인증서 갱신안내 메일입니다</text:span><text:span text:style-name="T4">.</text:span></text:p>
      <text:p text:style-name="P2"><text:span text:style-name="Strong_20_Emphasis"><text:span text:style-name="T6">유효기간이 경과하면 공동인증서 사용이 불가능</text:span></text:span><text:span text:style-name="T6">하오니 아래 내용을 확인하시고</text:span><text:span text:style-name="T7"><text:line-break/></text:span><text:span text:style-name="Strong_20_Emphasis"><text:span text:style-name="T8">반드시 갱신기간 내에 갱신</text:span></text:span><text:span text:style-name="T6">하시기 바랍니다</text:span><text:span text:style-name="T7">.</text:span></text:p>
      <text:h text:style-name="Heading_20_2" text:outline-level="2">SNIFFI HANDHELD - PARTS LIST</text:h>
      <text:h text:style-name="Heading_20_3" text:outline-level="3"><text:span text:style-name="Strong_20_Emphasis">Computing &amp; Display</text:span></text:h>
      <text:list text:style-name="L1">
        <text:list-item>
          <text:p text:style-name="P3"><text:span text:style-name="Strong_20_Emphasis">Raspberry Pi 4 - 8GB RAM</text:span> (future-proof for multi-shift data storage) </text:p>
        </text:list-item>
        <text:list-item>
          <text:p text:style-name="P3"><text:span text:style-name="Strong_20_Emphasis">MicroSD Card</text:span> - 64GB or 128GB (for OS and local data storage) </text:p>
        </text:list-item>
        <text:list-item>
          <text:p text:style-name="P3"><text:span text:style-name="Strong_20_Emphasis">4" Touchscreen</text:span> - Capacitive touch, HDMI connection, USB-powered </text:p>
          <text:list>
            <text:list-item>
              <text:p text:style-name="P4">Resolution: TBD (likely 800x480 or 1024x600) </text:p>
            </text:list-item>
          </text:list>
        </text:list-item>
      </text:list>
      <text:h text:style-name="Heading_20_3" text:outline-level="3"><text:span text:style-name="Strong_20_Emphasis">Power System</text:span></text:h>
      <text:list text:style-name="L2">
        <text:list-item>
          <text:p text:style-name="P5"><text:span text:style-name="Strong_20_Emphasis">30,000 mAh USB Battery Pack</text:span> - Multiple USB outputs, 5V </text:p>
        </text:list-item>
        <text:list-item>
          <text:p text:style-name="P6"><text:span text:style-name="Strong_20_Emphasis">USB Hub</text:span> - Powered, at least 4 ports (for GPS, touchscreen power, sensor array, potential expansion) </text:p>
        </text:list-item>
      </text:list>
      <text:h text:style-name="Heading_20_3" text:outline-level="3"><text:span text:style-name="Strong_20_Emphasis">Sensor Array</text:span> (16 sensors total)</text:h>
      <text:list text:style-name="L3">
        <text:list-item>
          <text:p text:style-name="P7"><text:span text:style-name="Strong_20_Emphasis">Custom PCB with Arduino Mega</text:span> - USB Type-B connection to Pi </text:p>
        </text:list-item>
        <text:list-item>
          <text:p text:style-name="P7">SM4 NO2 20 Module </text:p>
        </text:list-item>
        <text:list-item>
          <text:p text:style-name="P7">DHT22 Digital Temperature and Humidity Sensor Module </text:p>
        </text:list-item>
        <text:list-item>
          <text:p text:style-name="P7">MQ-131 High </text:p>
        </text:list-item>
        <text:list-item>
          <text:p text:style-name="P7">MQ-131 Low </text:p>
        </text:list-item>
        <text:list-item>
          <text:p text:style-name="P7">MQ-137 Sensor Module </text:p>
        </text:list-item>
        <text:list-item>
          <text:p text:style-name="P7">ZE08-CH2O Electrochemical Formaldehyde Sensor Module </text:p>
        </text:list-item>
        <text:list-item>
          <text:p text:style-name="P7">MQ-2 Sensor Module </text:p>
        </text:list-item>
        <text:list-item>
          <text:p text:style-name="P7">CJMCU-811 Sensor Co2 </text:p>
        </text:list-item>
        <text:list-item>
          <text:p text:style-name="P7">ZP07 Air Quality Detection Module </text:p>
        </text:list-item>
        <text:list-item>
          <text:p text:style-name="P7">MQ-136 Sensor Module </text:p>
        </text:list-item>
        <text:list-item>
          <text:p text:style-name="P7">ZE03-SO2 Module </text:p>
        </text:list-item>
        <text:list-item>
          <text:p text:style-name="P7">MQ-135 Air Quality Sensor Module </text:p>
        </text:list-item>
        <text:list-item>
          <text:p text:style-name="P7">MQ-4 Methane Gas Sensor </text:p>
        </text:list-item>
        <text:list-item>
          <text:p text:style-name="P7">MQ-6 Gas and Smoke Sensor Module </text:p>
        </text:list-item>
        <text:list-item>
          <text:p text:style-name="P7">MQ-7 Smoke Detection Module </text:p>
        </text:list-item>
        <text:list-item>
          <text:p text:style-name="P8">MQ-8 Methane Gas Sensor Module </text:p>
        </text:list-item>
      </text:list>
      <text:h text:style-name="Heading_20_3" text:outline-level="3"><text:span text:style-name="Strong_20_Emphasis">Airflow System</text:span></text:h>
      <text:list text:style-name="L4">
        <text:list-item>
          <text:p text:style-name="P9"><text:span text:style-name="Strong_20_Emphasis">Two 40mm Fans</text:span> - 5V DC (controlled via MOSFET switch from Pi GPIO) </text:p>
        </text:list-item>
        <text:list-item>
          <text:p text:style-name="P9"><text:span text:style-name="Strong_20_Emphasis">MOSFET Switch Module</text:span> - Same as Patrol (for fan control) </text:p>
        </text:list-item>
        <text:list-item>
          <text:p text:style-name="P9"><text:span text:style-name="Strong_20_Emphasis">Intake Mesh Screen</text:span> - Fine mesh to prevent debris, covers sensor array at narrow end </text:p>
        </text:list-item>
        <text:list-item>
          <text:p text:style-name="P10">Dimensions: 120mm x 240mm sensor array coverage </text:p>
        </text:list-item>
      </text:list>
      <text:h text:style-name="Heading_20_3" text:outline-level="3"><text:soft-page-break/><text:span text:style-name="Strong_20_Emphasis">Navigation &amp; Audio</text:span></text:h>
      <text:list text:style-name="L5">
        <text:list-item>
          <text:p text:style-name="P11"><text:span text:style-name="Strong_20_Emphasis">USB GPS Module</text:span> - Same as Patrol unit </text:p>
          <text:list>
            <text:list-item>
              <text:p text:style-name="P11">Dimensions: 1.5" x 1.5" x 0.75" </text:p>
            </text:list-item>
            <text:list-item>
              <text:p text:style-name="P11">USB connection with cord for positioning flexibility </text:p>
            </text:list-item>
          </text:list>
        </text:list-item>
        <text:list-item>
          <text:p text:style-name="P12"><text:span text:style-name="Strong_20_Emphasis">3W Speaker</text:span> - 5V powered, diameter TBD (20-28mm typical) </text:p>
        </text:list-item>
      </text:list>
      <text:h text:style-name="Heading_20_3" text:outline-level="3"><text:span text:style-name="Strong_20_Emphasis">Cables &amp; Connections</text:span></text:h>
      <text:list text:style-name="L6">
        <text:list-item>
          <text:p text:style-name="P13"><text:span text:style-name="Strong_20_Emphasis">USB Type-B to USB Type-A Cable</text:span> - For Arduino Mega to Pi connection </text:p>
        </text:list-item>
        <text:list-item>
          <text:p text:style-name="P13"><text:span text:style-name="Strong_20_Emphasis">HDMI Cable</text:span> - Short/right-angle for touchscreen connection </text:p>
        </text:list-item>
        <text:list-item>
          <text:p text:style-name="P13"><text:span text:style-name="Strong_20_Emphasis">USB Power Cables</text:span> - Various lengths for internal component connections </text:p>
        </text:list-item>
        <text:list-item>
          <text:p text:style-name="P14"><text:span text:style-name="Strong_20_Emphasis">GPIO Jumper Wires</text:span> - For MOSFET control connections </text:p>
        </text:list-item>
      </text:list>
      <text:h text:style-name="Heading_20_3" text:outline-level="3"><text:span text:style-name="Strong_20_Emphasis">Mechanical/Housing</text:span></text:h>
      <text:list text:style-name="L7">
        <text:list-item>
          <text:p text:style-name="P15"><text:span text:style-name="Strong_20_Emphasis">Custom Enclosure</text:span> - Egg-shaped, smooth rounded edges </text:p>
          <text:list>
            <text:list-item>
              <text:p text:style-name="P15">Dimensions: ~120mm x 240mm footprint x 2-3" thick (tapered) </text:p>
            </text:list-item>
            <text:list-item>
              <text:p text:style-name="P15">Narrow end: ~2" thick (intake/sensor end) </text:p>
            </text:list-item>
            <text:list-item>
              <text:p text:style-name="P15">Wide end: ~3" thick (exhaust/handle attachment) </text:p>
            </text:list-item>
          </text:list>
        </text:list-item>
        <text:list-item>
          <text:p text:style-name="P15"><text:span text:style-name="Strong_20_Emphasis">Webbing Slots/Loops</text:span> - For K9 vest mounting (hardware TBD) </text:p>
        </text:list-item>
        <text:list-item>
          <text:p text:style-name="P15"><text:span text:style-name="Strong_20_Emphasis">Detachable Handle</text:span> - Clip-on mechanism (design TBD) </text:p>
        </text:list-item>
        <text:list-item>
          <text:p text:style-name="P16"><text:span text:style-name="Strong_20_Emphasis">Power Button</text:span> - Illuminated on/off switch </text:p>
        </text:list-item>
      </text:list>
      <text:h text:style-name="Heading_20_3" text:outline-level="3"><text:span text:style-name="Strong_20_Emphasis">Estimated Dimensions</text:span></text:h>
      <text:list text:style-name="L8">
        <text:list-item>
          <text:p text:style-name="P17"><text:span text:style-name="Strong_20_Emphasis">Overall</text:span>: 240mm (9.4") long x 120mm (4.7") wide </text:p>
        </text:list-item>
        <text:list-item>
          <text:p text:style-name="P17"><text:span text:style-name="Strong_20_Emphasis">Thickness</text:span>: Tapered from 2" (narrow/intake end) to 3" (wide/exhaust end) </text:p>
        </text:list-item>
        <text:list-item>
          <text:p text:style-name="P18"><text:span text:style-name="Strong_20_Emphasis">Weight</text:span>: TBD (depends on battery pack and enclosure material) </text:p>
        </text:list-item>
      </text:list>
      <text:h text:style-name="Heading_20_3" text:outline-level="3"><text:span text:style-name="Strong_20_Emphasis">USB Port Usage Count</text:span></text:h>
      <text:list text:style-name="L9">
        <text:list-item>
          <text:p text:style-name="P19">GPS Module </text:p>
        </text:list-item>
        <text:list-item>
          <text:p text:style-name="P19">Touchscreen (power) </text:p>
        </text:list-item>
        <text:list-item>
          <text:p text:style-name="P19">Sensor Array (Arduino Mega) </text:p>
        </text:list-item>
        <text:list-item>
          <text:p text:style-name="P20"><text:span text:style-name="Emphasis">One spare for future expansion</text:span>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6T00:14:46.459913210</meta:creation-date>
    <dc:date>2026-03-12T18:15:17.548986800</dc:date>
    <meta:editing-duration>PT8H20M14S</meta:editing-duration>
    <meta:editing-cycles>2</meta:editing-cycles>
    <meta:generator>LibreOffice/25.8.3.2$Windows_X86_64 LibreOffice_project/8ca8d55c161d602844f5428fa4b58097424e324e</meta:generator>
    <meta:document-statistic meta:table-count="0" meta:image-count="0" meta:object-count="0" meta:page-count="2" meta:paragraph-count="62" meta:word-count="543" meta:character-count="2607" meta:non-whitespace-character-count="2219"/>
  </office:meta>
</office:document-meta>
</file>